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4.576cm" fo:min-width="5.34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051cm" draw:marker-start="" draw:marker-start-width="0.376cm" draw:marker-end="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="" draw:marker-start-width="4.186cm" draw:marker-end="" draw:marker-end-width="4.186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Arial Black'" style:font-pitch="variable" fo:font-size="12pt" fo:font-weight="bold" style:font-family-asian="'Andale Mono'" style:font-style-name-asian="Regular" style:font-size-asian="12pt" style:font-weight-asian="bold" style:font-family-complex="'Andale Mono'" style:font-style-name-complex="Regular" style:font-size-complex="12pt" style:font-weight-complex="bold"/>
    </style:style>
    <style:style style:name="T4" style:family="text">
      <style:text-properties fo:font-family="Arial" style:font-style-name="Regular" style:font-family-generic="swiss" fo:font-size="12pt" fo:font-weight="bold" style:font-family-asian="Arial" style:font-style-name-asian="Regular" style:font-family-generic-asian="swiss" style:font-size-asian="12pt" style:font-weight-asian="bold" style:font-family-complex="Arial" style:font-style-name-complex="Regular" style:font-family-generic-complex="swis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73cm" svg:height="3.965cm" svg:x="14.039cm" svg:y="15.327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374cm" svg:height="8.109cm" svg:x="3.147cm" svg:y="7.147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889cm" svg:height="0.889cm" svg:x="1.623cm" svg:y="9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2.067cm" svg:y1="10.235cm" svg:x2="2.067cm" svg:y2="11.505cm">
            <text:p/>
          </draw:line>
          <draw:line draw:style-name="gr4" draw:text-style-name="P2" draw:layer="layout" svg:x1="1.369cm" svg:y1="10.616cm" svg:x2="2.766cm" svg:y2="10.616cm">
            <text:p/>
          </draw:line>
          <draw:polyline draw:style-name="gr5" draw:text-style-name="P2" draw:layer="layout" svg:width="0.915cm" svg:height="0.844cm" draw:transform="rotate (0.982794901798007) translate (1.559cm 12.229cm)" svg:viewBox="0 0 916 845" draw:points="0,0 916,0 564,845">
            <text:p/>
          </draw:polyline>
        </draw:g>
        <draw:g>
          <draw:custom-shape draw:style-name="gr6" draw:text-style-name="P1" draw:layer="layout" svg:width="0.16cm" svg:height="0.161cm" draw:transform="rotate (1.5707963267949) translate (9.093cm 8.8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1.5707963267949) translate (9.597cm 8.8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1.5707963267949) translate (10.099cm 8.8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2" draw:layer="layout" svg:width="0.889cm" svg:height="0.889cm" svg:x="19.134cm" svg:y="8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19.578cm" svg:y1="9.423cm" svg:x2="19.578cm" svg:y2="10.693cm">
            <text:p/>
          </draw:line>
          <draw:line draw:style-name="gr9" draw:text-style-name="P2" draw:layer="layout" svg:x1="18.88cm" svg:y1="9.804cm" svg:x2="20.277cm" svg:y2="9.804cm">
            <text:p/>
          </draw:line>
          <draw:polyline draw:style-name="gr10" draw:text-style-name="P2" draw:layer="layout" svg:width="0.915cm" svg:height="0.844cm" draw:transform="rotate (0.982794901798007) translate (19.07cm 11.417cm)" svg:viewBox="0 0 916 845" draw:points="0,0 916,0 564,845">
            <text:p/>
          </draw:polyline>
        </draw:g>
        <draw:frame draw:style-name="gr11" draw:text-style-name="P3" draw:layer="layout" svg:width="1.374cm" svg:height="0.725cm" svg:x="18.88cm" svg:y="7.771cm">
          <draw:text-box>
            <text:p><text:span text:style-name="T1">adm</text:span></text:p>
          </draw:text-box>
        </draw:frame>
        <draw:frame draw:style-name="gr11" draw:text-style-name="P3" draw:layer="layout" svg:width="1.611cm" svg:height="0.725cm" svg:x="1.294cm" svg:y="8.649cm">
          <draw:text-box>
            <text:p><text:span text:style-name="T1">met 1</text:span></text:p>
          </draw:text-box>
        </draw:frame>
        <draw:frame draw:style-name="gr12" draw:text-style-name="P4" xml:id="id1" draw:id="id1" draw:layer="layout" svg:width="14.749cm" svg:height="5.237cm" svg:x="5.318cm" svg:y="1.381cm">
          <draw:text-box>
            <text:p><text:span text:style-name="T2">QChatLib protocol:</text:span></text:p>
            <text:p><text:span text:style-name="T1">client </text:span><text:span text:style-name="T3">→</text:span><text:span text:style-name="T4"> server</text:span><text:span text:style-name="T1"> messages:</text:span></text:p>
            <text:p><text:span text:style-name="T2"><text:s text:c="2"/></text:span><text:span text:style-name="T2">- show/hide/move chat window</text:span></text:p>
            <text:p><text:span text:style-name="T2"><text:s text:c="2"/></text:span><text:span text:style-name="T2">- chat message</text:span></text:p>
            <text:p><text:span text:style-name="T2"><text:s text:c="2"/></text:span><text:span text:style-name="T2">- notification message (for certain events, like “session complete” etc.)</text:span></text:p>
            <text:p><text:span text:style-name="T1">server </text:span><text:span text:style-name="T3">→</text:span><text:span text:style-name="T4"> client</text:span><text:span text:style-name="T1"> messages:</text:span></text:p>
            <text:p><text:span text:style-name="T2"><text:s text:c="2"/></text:span><text:span text:style-name="T2">- chat window shown/hidden (to update show/hide buttons etc.)</text:span></text:p>
            <text:p><text:span text:style-name="T2"><text:s text:c="2"/></text:span><text:span text:style-name="T2">- chat message arrived</text:span></text:p>
            <text:p><text:span text:style-name="T2"><text:s text:c="2"/></text:span><text:span text:style-name="T2">- notification message arrived (to be displayed in status bar etc.) </text:span></text:p>
            <text:p><text:span text:style-name="T2"/></text:p>
          </draw:text-box>
        </draw:frame>
        <draw:connector draw:style-name="gr13" draw:text-style-name="P1" draw:layer="layout" draw:type="curve" draw:line-skew="2.156cm" svg:x1="12.692cm" svg:y1="6.618cm" svg:x2="6.845cm" svg:y2="10.253cm" draw:start-shape="id1" draw:start-glue-point="2" draw:end-shape="id2" draw:end-glue-point="0" svg:d="m12692 6618c0 5128-5847 3311-5847 3635">
          <text:p/>
        </draw:connector>
        <draw:frame draw:style-name="gr11" draw:text-style-name="P3" draw:layer="layout" svg:width="2.513cm" svg:height="0.725cm" svg:x="15.282cm" svg:y="18.055cm">
          <draw:text-box>
            <text:p><text:span text:style-name="T1">qccserver</text:span></text:p>
          </draw:text-box>
        </draw:frame>
        <draw:custom-shape draw:style-name="gr14" draw:text-style-name="P1" draw:layer="layout" svg:width="3.173cm" svg:height="3.256cm" svg:x="4.587cm" svg:y="11.042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6" draw:id="id6" draw:layer="layout" svg:width="2.609cm" svg:height="0.889cm" svg:x="4.834cm" svg:y="11.337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" draw:id="id4" draw:layer="layout" svg:width="2.609cm" svg:height="0.889cm" svg:x="4.834cm" svg:y="12.232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609cm" svg:height="0.889cm" svg:x="4.834cm" svg:y="13.13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94cm" svg:height="0.725cm" svg:x="4.996cm" svg:y="14.348cm">
          <draw:text-box>
            <text:p><text:span text:style-name="T1">qclserver</text:span></text:p>
          </draw:text-box>
        </draw:frame>
        <draw:custom-shape draw:style-name="gr14" draw:text-style-name="P1" draw:layer="layout" svg:width="3.173cm" svg:height="2.231cm" svg:x="14.873cm" svg:y="15.748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3" draw:id="id3" draw:layer="layout" svg:width="2.609cm" svg:height="0.889cm" svg:x="15.12cm" svg:y="15.944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609cm" svg:height="0.889cm" svg:x="15.12cm" svg:y="16.839cm">
          <text:p text:style-name="P1"><text:span text:style-name="T2">DB</text:span></text:p>
          <draw:enhanced-geometry svg:viewBox="0 0 21600 21600" draw:type="rectangle" draw:enhanced-path="M 0 0 L 21600 0 21600 21600 0 21600 0 0 Z N"/>
        </draw:custom-shape>
        <draw:connector draw:style-name="gr16" draw:text-style-name="P1" xml:id="id12" draw:id="id12" draw:layer="layout" draw:type="line" svg:x1="15.12cm" svg:y1="16.388cm" svg:x2="7.443cm" svg:y2="12.676cm" draw:start-shape="id3" draw:start-glue-point="3" draw:end-shape="id4" draw:end-glue-point="1" svg:d="m15120 16388-7677-3712">
          <text:p/>
        </draw:connector>
        <draw:frame draw:style-name="gr11" draw:text-style-name="P3" draw:layer="layout" svg:width="2.106cm" svg:height="0.725cm" svg:x="6.547cm" svg:y="7.253cm">
          <draw:text-box>
            <text:p><text:span text:style-name="T1">qcapp 2</text:span></text:p>
          </draw:text-box>
        </draw:frame>
        <draw:custom-shape draw:style-name="gr14" draw:text-style-name="P1" draw:layer="layout" svg:width="2.52cm" svg:height="1.506cm" svg:x="6.292cm" svg:y="7.9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7" draw:id="id7" draw:layer="layout" svg:width="1.925cm" svg:height="0.889cm" svg:x="6.59cm" svg:y="8.2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106cm" svg:height="0.725cm" svg:x="3.646cm" svg:y="7.253cm">
          <draw:text-box>
            <text:p><text:span text:style-name="T1">qcapp 1</text:span></text:p>
          </draw:text-box>
        </draw:frame>
        <draw:custom-shape draw:style-name="gr14" draw:text-style-name="P1" draw:layer="layout" svg:width="2.52cm" svg:height="1.506cm" svg:x="3.391cm" svg:y="7.9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5" draw:id="id5" draw:layer="layout" svg:width="1.925cm" svg:height="0.889cm" svg:x="3.689cm" svg:y="8.2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4.651cm" svg:y1="9.169cm" svg:x2="6.138cm" svg:y2="11.337cm" draw:start-shape="id5" draw:start-glue-point="2" draw:end-shape="id6" draw:end-glue-point="0" svg:d="m4651 9169 1487 2168">
          <text:p/>
        </draw:connector>
        <draw:connector draw:style-name="gr17" draw:text-style-name="P1" xml:id="id2" draw:id="id2" draw:layer="layout" draw:type="line" svg:x1="7.552cm" svg:y1="9.169cm" svg:x2="6.138cm" svg:y2="11.337cm" draw:start-shape="id7" draw:start-glue-point="2" draw:end-shape="id6" draw:end-glue-point="0" svg:d="m7552 9169-1414 2168">
          <text:p/>
        </draw:connector>
        <draw:custom-shape draw:style-name="gr1" draw:text-style-name="P1" draw:layer="layout" svg:width="7.374cm" svg:height="8.246cm" svg:x="3.148cm" svg:y="16.219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" draw:text-style-name="P2" draw:layer="layout" svg:width="0.889cm" svg:height="0.889cm" svg:x="1.624cm" svg:y="18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2" draw:layer="layout" svg:x1="2.068cm" svg:y1="19.335cm" svg:x2="2.068cm" svg:y2="20.605cm">
            <text:p/>
          </draw:line>
          <draw:line draw:style-name="gr20" draw:text-style-name="P2" draw:layer="layout" svg:x1="1.37cm" svg:y1="19.716cm" svg:x2="2.767cm" svg:y2="19.716cm">
            <text:p/>
          </draw:line>
          <draw:polyline draw:style-name="gr21" draw:text-style-name="P2" draw:layer="layout" svg:width="0.915cm" svg:height="0.844cm" draw:transform="rotate (0.982794901798007) translate (1.56cm 21.329cm)" svg:viewBox="0 0 916 845" draw:points="0,0 916,0 564,845">
            <text:p/>
          </draw:polyline>
        </draw:g>
        <draw:g>
          <draw:custom-shape draw:style-name="gr6" draw:text-style-name="P1" draw:layer="layout" svg:width="0.16cm" svg:height="0.161cm" draw:transform="rotate (1.5707963267949) translate (9.094cm 17.9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1.5707963267949) translate (9.598cm 17.9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1.5707963267949) translate (10.1cm 17.9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3" draw:layer="layout" svg:width="1.611cm" svg:height="0.725cm" svg:x="1.295cm" svg:y="17.749cm">
          <draw:text-box>
            <text:p><text:span text:style-name="T1">met 2</text:span></text:p>
          </draw:text-box>
        </draw:frame>
        <draw:custom-shape draw:style-name="gr14" draw:text-style-name="P1" draw:layer="layout" svg:width="3.173cm" svg:height="3.256cm" svg:x="4.588cm" svg:y="20.142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9" draw:id="id9" draw:layer="layout" svg:width="2.609cm" svg:height="0.889cm" svg:x="4.835cm" svg:y="20.437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1" draw:id="id11" draw:layer="layout" svg:width="2.609cm" svg:height="0.889cm" svg:x="4.835cm" svg:y="21.332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609cm" svg:height="0.889cm" svg:x="4.835cm" svg:y="22.23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106cm" svg:height="0.725cm" svg:x="6.548cm" svg:y="16.353cm">
          <draw:text-box>
            <text:p><text:span text:style-name="T1">qcapp 2</text:span></text:p>
          </draw:text-box>
        </draw:frame>
        <draw:custom-shape draw:style-name="gr14" draw:text-style-name="P1" draw:layer="layout" svg:width="2.52cm" svg:height="1.506cm" svg:x="6.293cm" svg:y="17.0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10" draw:id="id10" draw:layer="layout" svg:width="1.925cm" svg:height="0.889cm" svg:x="6.591cm" svg:y="17.3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106cm" svg:height="0.725cm" svg:x="3.647cm" svg:y="16.353cm">
          <draw:text-box>
            <text:p><text:span text:style-name="T1">qcapp 1</text:span></text:p>
          </draw:text-box>
        </draw:frame>
        <draw:custom-shape draw:style-name="gr14" draw:text-style-name="P1" draw:layer="layout" svg:width="2.52cm" svg:height="1.506cm" svg:x="3.392cm" svg:y="17.0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8" draw:id="id8" draw:layer="layout" svg:width="1.925cm" svg:height="0.889cm" svg:x="3.69cm" svg:y="17.3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4.652cm" svg:y1="18.269cm" svg:x2="6.139cm" svg:y2="20.437cm" draw:start-shape="id8" draw:start-glue-point="2" draw:end-shape="id9" draw:end-glue-point="0" svg:d="m4652 18269 1487 2168">
          <text:p/>
        </draw:connector>
        <draw:connector draw:style-name="gr17" draw:text-style-name="P1" draw:layer="layout" draw:type="line" svg:x1="7.553cm" svg:y1="18.269cm" svg:x2="6.139cm" svg:y2="20.437cm" draw:start-shape="id10" draw:start-glue-point="2" draw:end-shape="id9" draw:end-glue-point="0" svg:d="m7553 18269-1414 2168">
          <text:p/>
        </draw:connector>
        <draw:g>
          <draw:custom-shape draw:style-name="gr6" draw:text-style-name="P1" draw:layer="layout" svg:width="0.16cm" svg:height="0.161cm" draw:transform="rotate (-3.14159265358979) translate (6.837cm 26.5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-3.14159265358979) translate (6.838cm 26.0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-3.14159265358979) translate (6.838cm 25.4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6" draw:text-style-name="P1" draw:layer="layout" draw:type="line" svg:x1="15.12cm" svg:y1="16.388cm" svg:x2="7.444cm" svg:y2="21.776cm" draw:start-shape="id3" draw:end-shape="id11" draw:end-glue-point="1" svg:d="m15120 16388-7676 5388">
          <text:p/>
        </draw:connector>
        <draw:custom-shape draw:style-name="gr1" draw:text-style-name="P1" draw:layer="layout" svg:width="4.158cm" svg:height="3.317cm" svg:x="14.441cm" svg:y="8.174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1.869cm" svg:height="0.725cm" svg:x="15.481cm" svg:y="8.254cm">
          <draw:text-box>
            <text:p><text:span text:style-name="T1">qcchat</text:span></text:p>
          </draw:text-box>
        </draw:frame>
        <draw:custom-shape draw:style-name="gr14" draw:text-style-name="P1" draw:layer="layout" svg:width="3.173cm" svg:height="2.231cm" svg:x="14.872cm" svg:y="8.947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609cm" svg:height="0.889cm" svg:x="15.119cm" svg:y="9.14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3" draw:id="id13" draw:layer="layout" svg:width="2.609cm" svg:height="0.889cm" svg:x="15.119cm" svg:y="10.03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draw:line-skew="2.518cm" svg:x1="12.692cm" svg:y1="6.618cm" svg:x2="11.281cm" svg:y2="14.532cm" draw:start-shape="id1" draw:start-glue-point="2" draw:end-shape="id12" draw:end-glue-point="0" svg:d="m12692 6618c0 8302-1411 4346-1411 7914">
          <text:p/>
        </draw:connector>
        <draw:frame draw:style-name="gr11" draw:text-style-name="P3" draw:layer="layout" svg:width="2.394cm" svg:height="0.725cm" svg:x="4.997cm" svg:y="23.449cm">
          <draw:text-box>
            <text:p><text:span text:style-name="T1">qclserver</text:span></text:p>
          </draw:text-box>
        </draw:frame>
        <draw:connector draw:style-name="gr16" draw:text-style-name="P1" draw:layer="layout" draw:type="line" svg:x1="16.424cm" svg:y1="15.944cm" svg:x2="16.423cm" svg:y2="10.927cm" draw:start-shape="id3" draw:start-glue-point="0" draw:end-shape="id13" draw:end-glue-point="2" svg:d="m16424 15944-1-5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1-02T14:20:26</meta:creation-date>
    <dc:date>2013-01-09T15:38:30</dc:date>
    <dc:creator>Jo Asplin</dc:creator>
    <meta:editing-duration>P5DT6H43M24S</meta:editing-duration>
    <meta:editing-cycles>109</meta:editing-cycles>
    <meta:generator>LibreOffice/3.5$Linux_X86_64 LibreOffice_project/350m1$Build-2</meta:generator>
    <meta:document-statistic meta:object-count="74"/>
  </office:meta>
</office:document-meta>
</file>